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nik/Evolutionsstrategie</text:p>
      <text:p text:style-name="P1"><text:span text:style-name="T1">-Sachen von der Natur abschauen, Diese Idee schon alt</text:span></text:p>
      <text:p text:style-name="P1"><text:span text:style-name="T1"/></text:p>
      <text:p text:style-name="P1"><text:span text:style-name="T1">Bionik:</text:span></text:p>
      <text:p text:style-name="P1"><text:span text:style-name="T1"><text:tab/>-1960 Biologie + Technik</text:span></text:p>
      <text:p text:style-name="P1"><text:span text:style-name="T1"><text:tab/>-Lösungen anhand der Natur, Kein kopieren, sondern nachahmen der Prinzipien</text:span></text:p>
      <text:p text:style-name="P1"><text:span text:style-name="T1"><text:tab/>-Lange nicht wirklich anerkannt</text:span></text:p>
      <text:p text:style-name="P1"><text:span text:style-name="T1"/></text:p>
      <text:p text:style-name="P1"><text:span text:style-name="T1">Evolutionsstrategie (Teilgebiet der Bionik)</text:span></text:p>
      <text:p text:style-name="P1"><text:span text:style-name="T1"><text:tab/>-Nachahmen der Entwicklungsprozesse</text:span></text:p>
      <text:p text:style-name="P1"><text:span text:style-name="T1"><text:tab/>-Black Box Probleme mit High Level Trial and Error lösen</text:span></text:p>
      <text:p text:style-name="P1"><text:span text:style-name="T1"><text:tab/></text:span></text:p>
      <text:p text:style-name="P1"><text:span text:style-name="T1">BlackBox Probleme:</text:span></text:p>
      <text:p text:style-name="P1"><text:span text:style-name="T1"><text:tab/>-Input ist ein Vektor (Mehrere Zahlen) | Output ist ein Skalar (die Qualität)</text:span></text:p>
      <text:p text:style-name="P1"><text:span text:style-name="T1"><text:tab/>-Wie Mutation -&gt; 3 Möglichkeiten: Nichts anders; Besser; Schlechter</text:span></text:p>
      <text:p text:style-name="P1"><text:span text:style-name="T1"><text:tab/>-Beispiel bei Übung: Gerade die möglichst genau GDP auf Alter beschreibt</text:span></text:p>
      <text:p text:style-name="P1"><text:span text:style-name="T1"><text:tab/><text:tab/>-Stattdessen funktion mit ax³+bx²+... -&gt; Vektor hat 4 dimensionen (abcd)</text:span></text:p>
      <text:p text:style-name="P1"><text:span text:style-name="T1"><text:tab/><text:tab/><text:tab/>-&gt; Qualität is MSE</text:span></text:p>
      <text:p text:style-name="P1"><text:span text:style-name="T1"><text:tab/>-&gt;Lösungskandidat -&gt; Wert der </text:span>Fitnessfunktion<text:span text:style-name="T1"> -&gt; Mutation -&gt; Lösungskandidat -&gt; Wert ...</text:span></text:p>
      <text:p text:style-name="P1"><text:span text:style-name="T1"><text:tab/>-Mögliche Werte haben Randbedingungen -&gt; Auto mit Problem Windwiderstand -&gt; Lösung <text:tab/>wäre so klein wie möglich zu werden – Aber Menschen brauchen ja auch noch platz </text:span></text:p>
      <text:p text:style-name="P1"><text:span text:style-name="T1"><text:tab/><text:tab/>-&gt; Bedinung</text:span></text:p>
      <text:p text:style-name="P1"><text:span text:style-name="T1"/></text:p>
      <text:p text:style-name="P1"><text:span text:style-name="T1">Genetische Algorithmen: Binäre Werte verändern und nicht Zahlen -&gt; 0 zu 1 oder 1 zu 0</text:span></text:p>
      <text:p text:style-name="P1"><text:span text:style-name="T1">Oder mit Reellen Zahlen: Die Zahln und nicht Binären Werte verändern</text:span></text:p>
      <text:p text:style-name="P1"><text:span text:style-name="T1">Oder Diskrete Optimierung</text:span></text:p>
      <text:p text:style-name="P1"><text:span text:style-name="T1"/></text:p>
      <text:p text:style-name="P1"><text:span text:style-name="T1">Prozes:</text:span></text:p>
      <text:p text:style-name="P1"><text:span text:style-name="T1"><text:tab/>Initialisierung</text:span></text:p>
      <text:p text:style-name="P1"><text:span text:style-name="T1"><text:tab/>Evaluation</text:span></text:p>
      <text:p text:style-name="P1"><text:span text:style-name="T1"><text:tab/>Iteration:</text:span></text:p>
      <text:p text:style-name="P1"><text:span text:style-name="T1"><text:tab/><text:tab/>Selektion</text:span></text:p>
      <text:p text:style-name="P1"><text:span text:style-name="T1"><text:tab/><text:tab/>Rekombination</text:span></text:p>
      <text:p text:style-name="P1"><text:span text:style-name="T1"><text:tab/><text:tab/>Mutation</text:span></text:p>
      <text:p text:style-name="P1"><text:span text:style-name="T1"><text:tab/><text:tab/>Evaluation</text:span></text:p>
      <text:p text:style-name="P1"><text:span text:style-name="T1"><text:tab/><text:tab/>-Wieder von vorne – Bis zum Abbruchkriterium</text:span></text:p>
      <text:p text:style-name="P1"><text:span text:style-name="T1"/></text:p>
      <text:p text:style-name="P1"><text:span text:style-name="T1">Evolutionäre Algorithmen:</text:span></text:p>
      <text:p text:style-name="P1"><text:span text:style-name="T1"><text:tab/>Suchraum: Wie represäntiere ich meine Parameter (Zahlen, Binärs, Bäume)</text:span></text:p>
      <text:p text:style-name="P1"><text:span text:style-name="T1"><text:tab/>Suchoperatoren: Mutation, Rekombination (Was für Operationen lasse ich zu- Addieren <text:tab/><text:tab/>Multiplizieren...</text:span></text:p>
      <text:p text:style-name="P1"><text:span text:style-name="T1"><text:tab/>Fitnesszuweisung und Selektion: Wie gut ist das und wer überlebt die Generation</text:span></text:p>
      <text:p text:style-name="P1"><text:span text:style-name="T1"><text:tab/>(Einbeziehung vorheriger Generationen: Wie das gemacht wird)</text:span></text:p>
      <text:p text:style-name="P1">Notation</text:p>
      <text:p text:style-name="P1"><text:tab/>1+1 Strategie</text:p>
      <text:p text:style-name="P1"><text:span text:style-name="T1"><text:tab/><text:tab/>Eins Duplizieren und Mutieren</text:span></text:p>
      <text:p text:style-name="P1"><text:span text:style-name="T1"><text:tab/><text:tab/>Duplikat bauen und testen</text:span></text:p>
      <text:p text:style-name="P1"><text:span text:style-name="T1"><text:tab/><text:tab/><text:tab/>-&gt; Population aus 2</text:span></text:p>
      <text:p text:style-name="P1"><text:span text:style-name="T1"><text:tab/><text:tab/>-Einen Behalten einen wegschmeissen</text:span></text:p>
      <text:p text:style-name="P1"><text:span text:style-name="T1"><text:tab/><text:tab/><text:tab/>-So Simpel wie geht</text:span></text:p>
      <text:p text:style-name="P1"><text:tab/>5+1 Strategie <text:span text:style-name="T1">-&gt; wie 1+1 nur mit 5 Duplikaten</text:span></text:p>
      <text:p text:style-name="P1"><text:span text:style-name="T1"><text:tab/></text:span></text:p>
      <text:p text:style-name="P1"><text:soft-page-break/><text:tab/>Statt + Strategie -&gt; , Strategie</text:p>
      <text:p text:style-name="P1"><text:span text:style-name="T1"><text:tab/>-&gt; Alter wird auf jeden Fall weggeschmissen</text:span></text:p>
      <text:p text:style-name="P1"><text:span text:style-name="T1"><text:tab/><text:tab/>-&gt; Is normalerweise langsamer aber bleibt nicht stecken.</text:span></text:p>
      <text:p text:style-name="P1"><text:span text:style-name="T1"><text:tab/></text:span></text:p>
      <text:p text:style-name="P1"><text:span text:style-name="T1"><text:tab/>Bei mehr als 1 Eltern wird zufällig ausgewählt für Mutation</text:span></text:p>
      <text:p text:style-name="P1"><text:span text:style-name="T1"><text:tab/></text:span></text:p>
      <text:p text:style-name="P1"><text:span text:style-name="T1"><text:tab/>-&gt; 6/2,10 Strategie -&gt; 6 Eltern – Rekombination durch 2 Eltern – 10 Nachkommen – 6 <text:tab/>Besten behalten</text:span></text:p>
      <text:p text:style-name="P1"><text:span text:style-name="T1"/></text:p>
      <text:p text:style-name="P1">Parametrisierung Checkliste</text:p>
      <text:p text:style-name="P1"><text:span text:style-name="T1"><text:tab/>-Dimension -&gt; Wie viele Elemente hat der Input Vektor</text:span></text:p>
      <text:p text:style-name="P1"><text:span text:style-name="T1"><text:tab/>-Wertebereich -&gt; Wie bei Auto das nicht unendlich klein werden darf gegen Wind</text:span></text:p>
      <text:p text:style-name="P1"><text:span text:style-name="T1"><text:tab/><text:tab/><text:tab/>-&gt; Variablen ähnliche Wertebereiche, damit sie gleich empfindlich sind</text:span></text:p>
      <text:p text:style-name="P1"><text:span text:style-name="T1"><text:tab/>-Konvexitätsanalyse -&gt; Wie konvex es ist, Sehr Konvex -&gt; + Verfahren und simpel</text:span></text:p>
      <text:p text:style-name="P1"><text:span text:style-name="T1"><text:tab/>-Transformation/Normierung der Daten..?</text:span></text:p>
      <text:p text:style-name="P1"><text:span text:style-name="T1"><text:tab/>-Welche Strategie</text:span></text:p>
      <text:p text:style-name="P1"><text:span text:style-name="T1"><text:tab/>-Was für eine Schrittweite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38S</meta:editing-duration>
    <meta:editing-cycles>23</meta:editing-cycles>
    <meta:generator>OpenOffice.org/3.4.1$Win32 OpenOffice.org_project/341m1$Build-9593</meta:generator>
    <dc:date>2015-04-23T15:34:05.04</dc:date>
    <meta:document-statistic meta:table-count="0" meta:image-count="0" meta:object-count="0" meta:page-count="2" meta:paragraph-count="60" meta:word-count="361" meta:character-count="2517"/>
    <meta:user-defined meta:name="Info 1"/>
    <meta:user-defined meta:name="Info 2"/>
    <meta:user-defined meta:name="Info 3"/>
    <meta:user-defined meta:name="Info 4"/>
  </office:meta>
</office:document-meta>
</file>